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8DDC452053A4BC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62cm, 3.875cm, 11.905cm, 2.06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24cm" svg:height="21.5cm" svg:x="0.991cm" svg:y="2.491cm">
          <draw:image xlink:href="Pictures/10000000000005E8000007E0A8DDC452053A4BC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10:36.916597612</dc:date>
    <meta:editing-duration>PT3M29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